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id="id1" draw:layer="layout" svg:width="3.5cm" svg:height="3.5cm" svg:x="9cm" svg:y="2.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4" draw:layer="layout" svg:width="3.5cm" svg:height="3.5cm" svg:x="2.5cm" svg:y="7.5cm">
          <text:p text:style-name="P1">todos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2" draw:layer="layout" svg:width="3.5cm" svg:height="3.5cm" svg:x="6.5cm" svg:y="7.5cm">
          <text:p text:style-name="P1">user_name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3.5cm" svg:height="3.5cm" svg:x="10.5cm" svg:y="7.5cm">
          <text:p text:style-name="P1">ayuda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" draw:layer="layout" svg:width="3.5cm" svg:height="3.5cm" svg:x="14.5cm" svg:y="7.5cm">
          <text:p text:style-name="P1">salir: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curve" svg:x1="9.511cm" svg:y1="5.486cm" svg:x2="8.249cm" svg:y2="7.5cm" draw:start-shape="id1" draw:start-glue-point="7" draw:end-shape="id2" draw:end-glue-point="4">
          <text:p text:style-name="P3"/>
        </draw:connector>
        <draw:connector draw:style-name="gr3" draw:text-style-name="P2" draw:layer="layout" draw:type="curve" svg:x1="12.498cm" svg:y1="4.249cm" svg:x2="16.249cm" svg:y2="7.5cm" draw:start-shape="id1" draw:start-glue-point="10" draw:end-shape="id3" draw:end-glue-point="4">
          <text:p text:style-name="P3"/>
        </draw:connector>
        <draw:connector draw:style-name="gr3" draw:text-style-name="P2" draw:layer="layout" draw:type="curve" svg:x1="9cm" svg:y1="4.249cm" svg:x2="4.249cm" svg:y2="7.5cm" draw:start-shape="id1" draw:start-glue-point="6" draw:end-shape="id4" draw:end-glue-point="4">
          <text:p text:style-name="P3"/>
        </draw:connector>
        <draw:frame draw:style-name="gr4" draw:layer="layout" svg:width="3.279cm" svg:height="1.038cm" svg:x="5.5cm" svg:y="3cm">
          <draw:text-box>
            <text:p text:style-name="P3">cadena_1</text:p>
          </draw:text-box>
        </draw:frame>
        <draw:frame draw:style-name="gr4" draw:layer="layout" svg:width="3.279cm" svg:height="1.038cm" svg:x="12.721cm" svg:y="2.962cm">
          <draw:text-box>
            <text:p text:style-name="P3">cadena_1</text:p>
          </draw:text-box>
        </draw:frame>
        <draw:frame draw:style-name="gr4" draw:layer="layout" svg:width="3.279cm" svg:height="1.038cm" svg:x="12.221cm" svg:y="5.5cm">
          <draw:text-box>
            <text:p text:style-name="P3">cadena_1</text:p>
          </draw:text-box>
        </draw:frame>
        <draw:frame draw:style-name="gr4" draw:layer="layout" svg:width="3.279cm" svg:height="1.038cm" svg:x="5.221cm" svg:y="5.5cm">
          <draw:text-box>
            <text:p text:style-name="P3">cadena_1</text:p>
          </draw:text-box>
        </draw:frame>
        <draw:connector draw:style-name="gr3" draw:text-style-name="P2" draw:layer="layout" draw:type="curve" svg:x1="11.986cm" svg:y1="5.486cm" svg:x2="12.249cm" svg:y2="7.5cm" draw:start-shape="id1" draw:start-glue-point="9" draw:end-shape="id5" draw:end-glue-point="4">
          <text:p text:style-name="P3"/>
        </draw:connector>
        <draw:custom-shape draw:style-name="gr5" draw:text-style-name="P1" draw:id="id6" draw:layer="layout" svg:width="3.5cm" svg:height="3.5cm" svg:x="4.5cm" svg:y="12.5cm">
          <text:p text:style-name="P1">messag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2" draw:layer="layout" draw:type="curve" svg:x1="4.249cm" svg:y1="10.998cm" svg:x2="4.5cm" svg:y2="14.249cm" draw:start-shape="id4" draw:start-glue-point="8" draw:end-shape="id6" draw:end-glue-point="6">
          <text:p text:style-name="P3"/>
        </draw:connector>
        <draw:connector draw:style-name="gr3" draw:text-style-name="P2" draw:layer="layout" draw:type="curve" svg:x1="8.249cm" svg:y1="10.998cm" svg:x2="7.998cm" svg:y2="14.249cm" draw:start-shape="id2" draw:start-glue-point="8" draw:end-shape="id6" draw:end-glue-point="10">
          <text:p text:style-name="P3"/>
        </draw:connector>
        <draw:frame draw:style-name="gr4" draw:layer="layout" svg:width="3.279cm" svg:height="1.038cm" svg:x="0.721cm" svg:y="11.462cm">
          <draw:text-box>
            <text:p text:style-name="P3">cadena_2</text:p>
          </draw:text-box>
        </draw:frame>
        <draw:frame draw:style-name="gr4" draw:layer="layout" svg:width="3.279cm" svg:height="1.038cm" svg:x="8.721cm" svg:y="11.962cm">
          <draw:text-box>
            <text:p text:style-name="P3">cadena_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58:48</meta:creation-date>
    <dc:date>2007-04-03T21:16:43</dc:date>
    <dc:language>es-ES</dc:language>
    <meta:editing-cycles>5</meta:editing-cycles>
    <meta:editing-duration>PT1H8M3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